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513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13cm" fo:min-width="2.9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3.94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58cm" svg:height="0.962cm" svg:x="1.952cm" svg:y="3.852cm">
          <draw:text-box>
            <text:p><text:span text:style-name="T1">Genus <text:s text:c="21"/>species</text:span><text:span text:style-name="T1"><text:tab/></text:span><text:span text:style-name="T1"> <text:s text:c="4"/>accession <text:s text:c="9"/>name or identifier <text:s text:c="4"/>description</text:span><text:span text:style-name="T1"><text:tab/></text:span><text:span text:style-name="T1"> <text:s text:c="9"/>gene family identifier</text:span> </text:p>
          </draw:text-box>
        </draw:frame>
        <draw:custom-shape draw:style-name="gr2" draw:text-style-name="P2" draw:layer="layout" svg:width="4.127cm" svg:height="4.763cm" svg:x="2.27cm" svg:y="5.127cm">
          <text:p text:style-name="P2">- any -</text:p>
          <text:p text:style-name="P2">Aeschynomene</text:p>
          <text:p text:style-name="P2"><text:span text:style-name="T2">Arachis</text:span></text:p>
          <text:p text:style-name="P2">Cajanus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4.763cm" svg:x="6.715cm" svg:y="5.127cm">
          <text:p text:style-name="P2">- any -</text:p>
          <text:p text:style-name="P2">cardenasii</text:p>
          <text:p text:style-name="P2">duranensis</text:p>
          <text:p text:style-name="P2"><text:span text:style-name="T2">hypogaea</text:span></text:p>
          <text:p text:style-name="P2">ipaensis</text:p>
          <text:p text:style-name="P2">stenosperm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45cm" svg:height="0.635cm" svg:x="14.335cm" svg:y="5.1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0.635cm" svg:x="19.097cm" svg:y="5.127cm">
          <text:p text:style-name="P4"><text:span text:style-name="T3">Photosystem I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45cm" svg:height="0.635cm" svg:x="23.86cm" svg:y="5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4.763cm" svg:x="10.525cm" svg:y="5.127cm">
          <text:p text:style-name="P2">- any -</text:p>
          <text:p text:style-name="P2">Tifrunn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8T15:19:40.928289564</meta:creation-date>
    <dc:date>2023-03-28T15:32:06.854346697</dc:date>
    <meta:editing-duration>PT1M34S</meta:editing-duration>
    <meta:editing-cycles>1</meta:editing-cycles>
    <meta:document-statistic meta:object-count="7"/>
    <meta:generator>LibreOffice/7.3.7.2$Linux_X86_64 LibreOffice_project/30$Build-2</meta:generator>
  </office:meta>
</office:document-meta>
</file>